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302787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6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officeooo:rsid="00128d8c" officeooo:paragraph-rsid="000db36f" style:font-style-asian="italic" style:font-style-complex="italic"/>
    </style:style>
    <style:style style:name="P10" style:family="paragraph" style:parent-style-name="Standard">
      <style:text-properties officeooo:paragraph-rsid="001f3138"/>
    </style:style>
    <style:style style:name="P11" style:family="paragraph" style:parent-style-name="Standard">
      <style:text-properties fo:font-weight="normal" officeooo:paragraph-rsid="001f3138" style:font-weight-asian="normal" style:font-weight-complex="normal"/>
    </style:style>
    <style:style style:name="P12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8358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  <style:style style:name="T9" style:family="text">
      <style:text-properties officeooo:rsid="0033ae2a"/>
    </style:style>
    <style:style style:name="T10" style:family="text">
      <style:text-properties style:use-window-font-color="true" style:font-name="Liberation Serif" fo:font-size="12pt" fo:font-weight="bold" fo:background-color="transparent" loext:char-shading-value="0" style:font-weight-asian="bold" style:font-weight-complex="bold"/>
    </style:style>
    <style:style style:name="T11" style:family="text">
      <style:text-properties style:use-window-font-color="true" style:font-name="Liberation Serif" fo:font-size="12pt" fo:font-weight="bold" officeooo:rsid="0033ae2a" fo:background-color="transparent" loext:char-shading-value="0" style:font-weight-asian="bold" style:font-weight-complex="bold"/>
    </style:style>
    <style:style style:name="T12" style:family="text">
      <style:text-properties style:use-window-font-color="true" style:font-name="Liberation Serif" fo:font-size="12pt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3 - </text:span><text:span text:style-name="T5">Atividade 0</text:span><text:span text:style-name="T7">3</text:span></text:p>
      <text:p text:style-name="P6"/>
      <text:p text:style-name="P9">Crie um vetor com ponteiros utilizando alocação dinâmica na linguagem C, que:</text:p>
      <text:p text:style-name="P8"/>
      <text:p text:style-name="P8">- use a função realloc;</text:p>
      <text:p text:style-name="P8">- use a função sizeof;</text:p>
      <text:p text:style-name="P8">- que tenha tamanho 22 de vetor;</text:p>
      <text:p text:style-name="P8">- depois libere o bloco utilizando a função free.</text:p>
      <text:p text:style-name="P8"/>
      <text:p text:style-name="P7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3"/>
      <text:p text:style-name="P10"><text:span text:style-name="T10">&lt; </text:span><text:span text:style-name="T11">C </text:span><text:span text:style-name="T10">&gt;</text:span></text:p>
      <text:p text:style-name="P10"><text:span text:style-name="T10"/></text:p>
      <text:p text:style-name="P11"><text:span text:style-name="T12">#include &lt;stdio.h&gt;</text:span></text:p>
      <text:p text:style-name="P11"><text:span text:style-name="T12">#include &lt;stdlib.h&gt; </text:span></text:p>
      <text:p text:style-name="P11"><text:span text:style-name="T12"/></text:p>
      <text:p text:style-name="P11"><text:span text:style-name="T12">int main(void)</text:span></text:p>
      <text:p text:style-name="P11"><text:span text:style-name="T12">{</text:span></text:p>
      <text:p text:style-name="P11"><text:span text:style-name="T12"><text:s text:c="2"/>int i, tam = 22, *vet; <text:s/></text:span></text:p>
      <text:p text:style-name="P11"><text:span text:style-name="T12"><text:s text:c="2"/>vet = (int *) malloc(5 * sizeof(int)); //Alocação do primeiro endereço de memória e reservando 5 espaços.</text:span></text:p>
      <text:p text:style-name="P11"><text:span text:style-name="T12"><text:s text:c="2"/>vet = (int *) realloc(vet, tam * sizeof(int)); //Realocando o endereço de memória e reservando os espaços.</text:span></text:p>
      <text:p text:style-name="P11"><text:span text:style-name="T12"/></text:p>
      <text:p text:style-name="P11"><text:span text:style-name="T12"><text:s text:c="3"/>if(vet){</text:span></text:p>
      <text:p text:style-name="P11"><text:span text:style-name="T12"><text:s text:c="8"/>printf("Memoria alocada com sucesso!\n");</text:span></text:p>
      <text:p text:style-name="P11"><text:span text:style-name="T12"><text:s text:c="8"/>for(i = 0; i &lt; tam; i++)</text:span></text:p>
      <text:p text:style-name="P11"><text:span text:style-name="T12"><text:s text:c="12"/>*(vet + i) = rand() % 100;</text:span></text:p>
      <text:p text:style-name="P11"><text:span text:style-name="T12"/></text:p>
      <text:p text:style-name="P11"><text:span text:style-name="T12"><text:s text:c="8"/>for(i = 0; i &lt; tam; i++)</text:span></text:p>
      <text:p text:style-name="P11"><text:span text:style-name="T12"><text:s text:c="12"/>printf("%d ", *(vet + i));</text:span></text:p>
      <text:p text:style-name="P11"><text:span text:style-name="T12"><text:s text:c="8"/>printf("\n");</text:span></text:p>
      <text:p text:style-name="P11"><text:span text:style-name="T12"><text:s text:c="4"/>}</text:span></text:p>
      <text:p text:style-name="P11"><text:span text:style-name="T12"><text:s text:c="4"/>else{</text:span></text:p>
      <text:p text:style-name="P11"><text:span text:style-name="T12"><text:s text:c="8"/>printf("Erro ao alocar memoria!\n");</text:span></text:p>
      <text:p text:style-name="P11"><text:span text:style-name="T12"><text:s text:c="4"/>}</text:span></text:p>
      <text:p text:style-name="P11"><text:span text:style-name="T12"><text:s text:c="4"/>free(vet);</text:span></text:p>
      <text:p text:style-name="P11"><text:span text:style-name="T12"><text:s text:c="4"/>return 0;</text:span></text:p>
      <text:p text:style-name="P11"><text:span text:style-name="T12">}</text:span></text:p>
      <text:p text:style-name="P12"><text:s/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11:16:33.254663485</dc:date>
    <meta:editing-duration>PT8H17M8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41" meta:character-count="878" meta:non-whitespace-character-count="668"/>
  </office:meta>
</office:document-meta>
</file>